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=1" style:apply-style-name="red_20_background" style:base-cell-address="Sheet1.N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aximum of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/>
          <table:table-cell table:formula="of:=[.B1]/[.F1]" office:value-type="float" office:value="0.636363636363636" calcext:value-type="float">
            <text:p>0,6363636364</text:p>
          </table:table-cell>
        </table:table-row>
        <table:table-row table:style-name="ro1">
          <table:table-cell office:value-type="string" calcext:value-type="string">
            <text:p>maximum of 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9</text:p>
          </table:table-cell>
          <table:table-cell/>
          <table:table-cell table:formula="of:=[.B2]/[.F2]" office:value-type="float" office:value="0.407407407407407" calcext:value-type="float">
            <text:p>0,4074074074</text:p>
          </table:table-cell>
        </table:table-row>
        <table:table-row table:style-name="ro1">
          <table:table-cell office:value-type="string" calcext:value-type="string">
            <text:p>maximum of 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46.31</text:p>
          </table:table-cell>
          <table:table-cell office:value-type="string" calcext:value-type="string">
            <text:p>0.44</text:p>
          </table:table-cell>
          <table:table-cell/>
          <table:table-cell table:formula="of:=[.B3]/[.F3]" office:value-type="float" office:value="0.294117647058823" calcext:value-type="float">
            <text:p>0,2941176471</text:p>
          </table:table-cell>
        </table:table-row>
        <table:table-row table:style-name="ro1">
          <table:table-cell office:value-type="string" calcext:value-type="string">
            <text:p>maximum of 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5.55</text:p>
          </table:table-cell>
          <table:table-cell/>
          <table:table-cell table:formula="of:=[.B4]/[.F4]" office:value-type="float" office:value="0.228915662650602" calcext:value-type="float">
            <text:p>0,2289156627</text:p>
          </table:table-cell>
        </table:table-row>
        <table:table-row table:style-name="ro1">
          <table:table-cell office:value-type="string" calcext:value-type="string">
            <text:p>add using incremen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00</text:p>
          </table:table-cell>
          <table:table-cell/>
          <table:table-cell table:formula="of:=[.B5]/[.F5]" office:value-type="float" office:value="0.423076923076923" calcext:value-type="float">
            <text:p>0,423076923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 empt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0.02</text:p>
          </table:table-cell>
          <table:table-cell/>
          <table:table-cell table:formula="of:=[.B7]/[.F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 me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o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0.03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03</text:p>
          </table:table-cell>
          <table:table-cell/>
          <table:table-cell table:formula="of:=[.B8]/[.F8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string" calcext:value-type="string">
            <text:p>map doub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7</text:p>
          </table:table-cell>
          <table:table-cell/>
          <table:table-cell table:formula="of:=[.B9]/[.F9]" office:value-type="float" office:value="0.4375" calcext:value-type="float">
            <text:p>0,4375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0.0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06</text:p>
          </table:table-cell>
          <table:table-cell/>
          <table:table-cell table:formula="of:=[.B10]/[.F10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4</text:p>
          </table:table-cell>
          <table:table-cell/>
          <table:table-cell table:formula="of:=[.B11]/[.F11]" office:value-type="float" office:value="0.533333333333333" calcext:value-type="float">
            <text:p>0,5333333333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5</text:p>
          </table:table-cell>
          <table:table-cell/>
          <table:table-cell table:formula="of:=[.B12]/[.F12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string" calcext:value-type="string">
            <text:p>take 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18</text:p>
          </table:table-cell>
          <table:table-cell/>
          <table:table-cell table:formula="of:=[.B13]/[.F13]" office:value-type="float" office:value="0.458333333333333" calcext:value-type="float">
            <text:p>0,4583333333</text:p>
          </table:table-cell>
        </table:table-row>
        <table:table-row table:style-name="ro1">
          <table:table-cell office:value-type="string" calcext:value-type="string">
            <text:p>drop 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28</text:p>
          </table:table-cell>
          <table:table-cell/>
          <table:table-cell table:formula="of:=[.B14]/[.F14]"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09</text:p>
          </table:table-cell>
          <table:table-cell/>
          <table:table-cell table:formula="of:=[.B15]/[.F15]" office:value-type="float" office:value="0.307692307692308" calcext:value-type="float">
            <text:p>0,3076923077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2" office:value-type="string" calcext:value-type="string">
            <text:p>0.03</text:p>
          </table:table-cell>
          <table:table-cell table:number-columns-repeated="2" office:value-type="string" calcext:value-type="string">
            <text:p>0.02</text:p>
          </table:table-cell>
          <table:table-cell/>
          <table:table-cell table:formula="of:=[.B16]/[.F16]" office:value-type="float" office:value="0.227272727272727" calcext:value-type="float">
            <text:p>0,2272727273</text:p>
          </table:table-cell>
        </table:table-row>
        <table:table-row table:style-name="ro1">
          <table:table-cell office:value-type="string" calcext:value-type="string">
            <text:p>zip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0.09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12</text:p>
          </table:table-cell>
          <table:table-cell table:number-columns-repeated="2" office:value-type="string" calcext:value-type="string">
            <text:p>0.08</text:p>
          </table:table-cell>
          <table:table-cell/>
          <table:table-cell table:formula="of:=[.B17]/[.F17]" office:value-type="float" office:value="0.45454545454545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zipWit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0.06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21</text:p>
          </table:table-cell>
          <table:table-cell table:number-columns-repeated="2" office:value-type="string" calcext:value-type="string">
            <text:p>0.06</text:p>
          </table:table-cell>
          <table:table-cell/>
          <table:table-cell table:formula="of:=[.B18]/[.F18]" office:value-type="float" office:value="0.303030303030303" calcext:value-type="float">
            <text:p>0,303030303</text:p>
          </table:table-cell>
        </table:table-row>
        <table:table-row table:style-name="ro1">
          <table:table-cell office:value-type="string" calcext:value-type="string">
            <text:p>absolute valu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, negate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0.02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02</text:p>
          </table:table-cell>
          <table:table-cell/>
          <table:table-cell table:formula="of:=[.B19]/[.F19]" office:value-type="float" office:value="0.421052631578947" calcext:value-type="float">
            <text:p>0,4210526316</text:p>
          </table:table-cell>
        </table:table-row>
        <table:table-row table:style-name="ro1">
          <table:table-cell office:value-type="string" calcext:value-type="string">
            <text:p>cartesian produc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, appe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3</text:p>
          </table:table-cell>
          <table:table-cell/>
          <table:table-cell table:formula="of:=[.B20]/[.F20]" office:value-type="float" office:value="0.307692307692308" calcext:value-type="float">
            <text:p>0,3076923077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o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2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3</text:p>
          </table:table-cell>
          <table:table-cell/>
          <table:table-cell table:formula="of:=[.B21]/[.F21]" office:value-type="float" office:value="0.916666666666667" calcext:value-type="float">
            <text:p>0,9166666667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d, integ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2</text:p>
          </table:table-cell>
          <table:table-cell/>
          <table:table-cell table:formula="of:=[.B22]/[.F22]" office:value-type="float" office:value="0.210526315789474" calcext:value-type="float">
            <text:p>0,2105263158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l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0.1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11</text:p>
          </table:table-cell>
          <table:table-cell/>
          <table:table-cell table:formula="of:=[.B24]/[.F24]" office:value-type="float" office:value="0.307692307692308" calcext:value-type="float">
            <text:p>0,3076923077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08</text:p>
          </table:table-cell>
          <table:table-cell/>
          <table:table-cell table:formula="of:=[.B25]/[.F25]" office:value-type="float" office:value="0.363636363636364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remove duplicat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ool, ele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70</text:p>
          </table:table-cell>
          <table:table-cell/>
          <table:table-cell table:formula="of:=[.B26]/[.F26]" office:value-type="float" office:value="0.266666666666667" calcext:value-type="float">
            <text:p>0,2666666667</text:p>
          </table:table-cell>
        </table:table-row>
        <table:table-row table:style-name="ro1">
          <table:table-cell office:value-type="string" calcext:value-type="string">
            <text:p>remove adjacent duplicat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47</text:p>
          </table:table-cell>
          <table:table-cell/>
          <table:table-cell table:formula="of:=[.B27]/[.F27]" office:value-type="float" office:value="0.147058823529412" calcext:value-type="float">
            <text:p>0,1470588235</text:p>
          </table:table-cell>
        </table:table-row>
        <table:table-row table:style-name="ro1">
          <table:table-cell office:value-type="string" calcext:value-type="string">
            <text:p>Sort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30</text:p>
          </table:table-cell>
          <table:table-cell/>
          <table:table-cell table:formula="of:=[.B29]/[.F29]" office:value-type="float" office:value="0.163265306122449" calcext:value-type="float">
            <text:p>0,1632653061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ert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0.0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8</text:p>
          </table:table-cell>
          <table:table-cell/>
          <table:table-cell table:formula="of:=[.B30]/[.F30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string" calcext:value-type="string">
            <text:p>insert (strict order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25</text:p>
          </table:table-cell>
          <table:table-cell/>
          <table:table-cell table:formula="of:=[.B31]/[.F31]" office:value-type="float" office:value="0.163265306122449" calcext:value-type="float">
            <text:p>0,1632653061</text:p>
          </table:table-cell>
        </table:table-row>
        <table:table-row table:style-name="ro1">
          <table:table-cell office:value-type="string" calcext:value-type="string">
            <text:p>delete (strict order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0.1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12</text:p>
          </table:table-cell>
          <table:table-cell/>
          <table:table-cell table:formula="of:=[.B32]/[.F32]" office:value-type="float" office:value="0.216216216216216" calcext:value-type="float">
            <text:p>0,2162162162</text:p>
          </table:table-cell>
        </table:table-row>
        <table:table-row table:style-name="ro1">
          <table:table-cell office:value-type="string" calcext:value-type="string">
            <text:p>balanced split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89</text:p>
          </table:table-cell>
          <table:table-cell/>
          <table:table-cell table:formula="of:=[.B33]/[.F33]" office:value-type="float" office:value="0.939393939393939" calcext:value-type="float">
            <text:p>0,939393939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2.54</text:p>
          </table:table-cell>
          <table:table-cell/>
          <table:table-cell table:formula="of:=[.B34]/[.F34]" office:value-type="float" office:value="0.377777777777778" calcext:value-type="float">
            <text:p>0,3777777778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it, mer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2.71</text:p>
          </table:table-cell>
          <table:table-cell/>
          <table:table-cell table:formula="of:=[.B35]/[.F35]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partition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3.74</text:p>
          </table:table-cell>
          <table:table-cell/>
          <table:table-cell table:formula="of:=[.B36]/[.F36]" office:value-type="float" office:value="0.675" calcext:value-type="float">
            <text:p>0,675</text:p>
          </table:table-cell>
        </table:table-row>
        <table:table-row table:style-name="ro1">
          <table:table-cell office:value-type="string" calcext:value-type="string">
            <text:p>append with pivot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6</text:p>
          </table:table-cell>
          <table:table-cell/>
          <table:table-cell table:formula="of:=[.B37]/[.F37]" office:value-type="float" office:value="1.27272727272727" calcext:value-type="float">
            <text:p>1,2727272727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tion, pivot, appe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3.88</text:p>
          </table:table-cell>
          <table:table-cell/>
          <table:table-cell table:formula="of:=[.B38]/[.F38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re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 memb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32</text:p>
          </table:table-cell>
          <table:table-cell/>
          <table:table-cell table:formula="of:=[.B40]/[.F40]" office:value-type="float" office:value="0.214285714285714" calcext:value-type="float">
            <text:p>0,2142857143</text:p>
          </table:table-cell>
        </table:table-row>
        <table:table-row table:style-name="ro1">
          <table:table-cell office:value-type="string" calcext:value-type="string">
            <text:p>flatten to li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2</text:p>
          </table:table-cell>
          <table:table-cell/>
          <table:table-cell table:formula="of:=[.B41]/[.F41]" office:value-type="float" office:value="0.277777777777778" calcext:value-type="float">
            <text:p>0,2777777778</text:p>
          </table:table-cell>
        </table:table-row>
        <table:table-row table:style-name="ro1">
          <table:table-cell office:value-type="string" calcext:value-type="string">
            <text:p>create balance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g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13</text:p>
          </table:table-cell>
          <table:table-cell/>
          <table:table-cell table:formula="of:=[.B42]/[.F42]" office:value-type="float" office:value="0.318181818181818" calcext:value-type="float">
            <text:p>0,318181818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 memb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ol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0.1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11</text:p>
          </table:table-cell>
          <table:table-cell/>
          <table:table-cell table:formula="of:=[.B44]/[.F44]" office:value-type="float" office:value="0.162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2.4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1.41</text:p>
          </table:table-cell>
          <table:table-cell/>
          <table:table-cell table:formula="of:=[.B45]/[.F45]" office:value-type="float" office:value="0.145454545454545" calcext:value-type="float">
            <text:p>0,145454545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3.46</text:p>
          </table:table-cell>
          <table:table-cell/>
          <table:table-cell table:formula="of:=[.B46]/[.F46]" office:value-type="float" office:value="0.170212765957447" calcext:value-type="float">
            <text:p>0,170212766</text:p>
          </table:table-cell>
        </table:table-row>
        <table:table-row table:style-name="ro1">
          <table:table-cell office:value-type="string" calcext:value-type="string">
            <text:p>BST sor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BST, flatten, insert, mer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6.13</text:p>
          </table:table-cell>
          <table:table-cell/>
          <table:table-cell table:formula="of:=[.B47]/[.F47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37.18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40.37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19.59</text:p>
          </table:table-cell>
          <table:table-cell/>
          <table:table-cell table:formula="of:=[.B49]/[.F49]" office:value-type="float" office:value="0.955882352941176" calcext:value-type="float">
            <text:p>0,9558823529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lors, singlet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14.2</text:p>
          </table:table-cell>
          <table:table-cell/>
          <table:table-cell table:formula="of:=[.B50]/[.F50]" office:value-type="float" office:value="0.274509803921569" calcext:value-type="float">
            <text:p>0,2745098039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 memb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41</text:p>
          </table:table-cell>
          <table:table-cell/>
          <table:table-cell table:formula="of:=[.B52]/[.F52]" office:value-type="float" office:value="0.214285714285714" calcext:value-type="float">
            <text:p>0,2142857143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70</text:p>
          </table:table-cell>
          <table:table-cell/>
          <table:table-cell table:formula="of:=[.B53]/[.F53]" office:value-type="float" office:value="0.170212765957447" calcext:value-type="float">
            <text:p>0,170212766</text:p>
          </table:table-cell>
        </table:table-row>
        <table:table-row table:style-name="ro1">
          <table:table-cell office:value-type="string" calcext:value-type="string">
            <text:p>singleton constructo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50</text:p>
          </table:table-cell>
          <table:table-cell/>
          <table:table-cell table:formula="of:=[.B54]/[.F54]" office:value-type="float" office:value="0.214285714285714" calcext:value-type="float">
            <text:p>0,2142857143</text:p>
          </table:table-cell>
        </table:table-row>
        <table:table-row table:style-name="ro1">
          <table:table-cell office:value-type="string" calcext:value-type="string">
            <text:p>tripleton constructo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2.05</text:p>
          </table:table-cell>
          <table:table-cell/>
          <table:table-cell table:formula="of:=[.B55]/[.F55]" office:value-type="float" office:value="0.025830258302583" calcext:value-type="float">
            <text:p>0,0258302583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 desu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7.6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72</text:p>
          </table:table-cell>
          <table:table-cell/>
          <table:table-cell table:formula="of:=[.B57]/[.F57]" office:value-type="float" office:value="0.108695652173913" calcext:value-type="float">
            <text:p>0,1086956522</text:p>
          </table:table-cell>
        </table:table-row>
        <table:table-row table:style-name="ro1">
          <table:table-cell office:value-type="string" calcext:value-type="string">
            <text:p>address book mak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rivate, merg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1.29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1.29</text:p>
          </table:table-cell>
          <table:table-cell/>
          <table:table-cell table:formula="of:=[.B58]/[.F58]" office:value-type="float" office:value="0.142857142857143" calcext:value-type="float">
            <text:p>0,1428571429</text:p>
          </table:table-cell>
        </table:table-row>
        <table:table-row table:style-name="ro1">
          <table:table-cell office:value-type="string" calcext:value-type="string">
            <text:p>address book merg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rivate, merg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0.67</text:p>
          </table:table-cell>
          <table:table-cell office:value-type="string" calcext:value-type="string">
            <text:p>t/o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5</text:p>
          </table:table-cell>
          <table:table-cell/>
          <table:table-cell table:formula="of:=[.B59]/[.F59]" office:value-type="float" office:value="0.421052631578947" calcext:value-type="float">
            <text:p>0,4210526316</text:p>
          </table:table-cell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3"/>
          <table:table-cell table:style-name="Default" table:formula="of:=MEDIAN([.N1:.N59])" office:value-type="float" office:value="0.318181818181818" calcext:value-type="float">
            <text:p>0,3181818182</text:p>
          </table:table-cell>
        </table:table-row>
        <table:table-row table:style-name="ro1">
          <table:table-cell table:number-columns-repeated="13"/>
          <table:table-cell table:style-name="Default" table:formula="of:=COUNTIF([.N1:.N59]; &quot;&gt;0,4&quot;)" office:value-type="float" office:value="21" calcext:value-type="float">
            <text:p>21</text:p>
          </table:table-cell>
        </table:table-row>
        <calcext:conditional-formats>
          <calcext:conditional-format calcext:target-range-address="Sheet1.N1:Sheet1.N59">
            <calcext:condition calcext:apply-style-name="red background" calcext:value="&gt;=1" calcext:base-cell-address="Sheet1.N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_20_background" style:display-name="red background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6:05:39.375000000</meta:creation-date>
    <dc:date>2016-08-02T16:45:50.197000000</dc:date>
    <meta:editing-duration>PT29M59S</meta:editing-duration>
    <meta:editing-cycles>3</meta:editing-cycles>
    <meta:generator>LibreOffice/5.1.0.3$Windows_x86 LibreOffice_project/5e3e00a007d9b3b6efb6797a8b8e57b51ab1f737</meta:generator>
    <meta:document-statistic meta:table-count="1" meta:cell-count="649" meta:object-count="0"/>
  </office:meta>
</office:document-meta>
</file>